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 WPC" svg:font-family="'Segoe UI WPC', 'Segoe UI', Tahoma, 'Microsoft Sans Serif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98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Segoe UI WPC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3" style:family="paragraph" style:parent-style-name="Text_20_body" style:list-style-name="L1">
      <style:text-properties fo:font-variant="normal" fo:text-transform="none" fo:color="#282828" style:font-name="Segoe UI WPC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/>
      <style:text-properties fo:font-variant="normal" fo:text-transform="none" fo:color="#282828" style:font-name="Segoe UI WPC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fo:font-variant="normal" fo:text-transform="none" fo:color="#282828" style:font-name="Segoe UI WPC" fo:font-size="11.25pt" fo:letter-spacing="normal" fo:font-style="normal" fo:font-weight="normal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RF 6</text:p>
          </table:table-cell>
          <table:table-cell table:style-name="Table1.A2" office:value-type="string">
            <text:p text:style-name="P6">Test that tour has been sent to the server correctly </text:p>
          </table:table-cell>
          <table:table-cell table:style-name="Table1.A2" office:value-type="string">
            <text:p text:style-name="P2">The name, title, long and short descriptions (as per FR2</text:p>
            <text:p text:style-name="P2">List of GPS coordinates for the walk from start to end, with a time stamp for each location</text:p>
            <text:p text:style-name="P2">List of locations with associated information (as per FR3)</text:p>
            <text:p text:style-name="P2">Photos with associated information (as per FR4)</text:p>
          </table:table-cell>
          <table:table-cell table:style-name="Table1.A2" office:value-type="string">
            <text:p text:style-name="P6">Message to confirm that the data has been sent.</text:p>
          </table:table-cell>
          <table:table-cell table:style-name="Table1.F2" office:value-type="string">
            <text:p text:style-name="P6">The data should be formatted as a Multipurpose Internet Mail Extension and sent via a http POST, which should include all the data inputted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RF 7</text:p>
          </table:table-cell>
          <table:table-cell table:style-name="Table1.A2" office:value-type="string">
            <text:p text:style-name="P6">When the app is closed test to check that the current data is saved.</text:p>
          </table:table-cell>
          <table:table-cell table:style-name="Table1.A2" office:value-type="string">
            <text:p text:style-name="P7">Data about a current tour and app clossed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>When the app is reloaded it should display the content that was originally on display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RF 8</text:p>
          </table:table-cell>
          <table:table-cell table:style-name="Table1.A2" office:value-type="string">
            <text:p text:style-name="P6">Viewing a saved tour on the Walkig Tour <text:s/>Displayer.</text:p>
          </table:table-cell>
          <table:table-cell table:style-name="Table1.A2" office:value-type="string">
            <text:p text:style-name="P6">Selected tour from the saved tours menu.</text:p>
          </table:table-cell>
          <table:table-cell table:style-name="Table1.A2" office:value-type="string">
            <text:p text:style-name="P6">The WTD should display the current tour on the map.</text:p>
          </table:table-cell>
          <table:table-cell table:style-name="Table1.F2" office:value-type="string">
            <text:p text:style-name="P6">The tour should display with the right co-ordinations and also with flags/markers to click on for images and descripitions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RF9</text:p>
          </table:table-cell>
          <table:table-cell table:style-name="Table1.A2" office:value-type="string">
            <text:p text:style-name="P6">Test to confirm that the data has been successfully saved on the server.</text:p>
          </table:table-cell>
          <table:table-cell table:style-name="Table1.A2" office:value-type="string">
            <text:p text:style-name="P6">Details about the tour listed in test RF6.</text:p>
          </table:table-cell>
          <table:table-cell table:style-name="Table1.A2" office:value-type="string">
            <text:p text:style-name="P6">A confirmation message. </text:p>
          </table:table-cell>
          <table:table-cell table:style-name="Table1.F2" office:value-type="string">
            <text:p text:style-name="P6">The tour should now appear as a saved tour in the datab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 WPC" svg:font-family="'Segoe UI WPC', 'Segoe UI', Tahoma, 'Microsoft Sans Serif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05T12:39:38</dc:date>
    <dc:creator>Mark </dc:creator>
    <meta:editing-duration>PT15M17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28" meta:word-count="223" meta:character-count="1224" meta:non-whitespace-character-count="1026"/>
  </office:meta>
</office:document-meta>
</file>